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faa" officeooo:paragraph-rsid="00127faa"/>
    </style:style>
    <style:style style:name="P2" style:family="paragraph" style:parent-style-name="Standard">
      <style:text-properties officeooo:rsid="001312fa" officeooo:paragraph-rsid="001312fa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instalar paquetes</text:p>
      <text:p text:style-name="P1"/>
      <text:p text:style-name="P1"><text:span text:style-name="Source_20_Text">faker</text:span> es una herramienta poderosa y flexible que facilita el trabajo con datos ficticios en múltiples contextos de desarrollo</text:p>
      <text:p text:style-name="P2">npm i @faker-js/fak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0:29:57.979357954</meta:creation-date>
    <dc:date>2024-06-22T10:35:37.063970956</dc:date>
    <meta:editing-duration>PT5M39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" meta:paragraph-count="3" meta:word-count="25" meta:character-count="168" meta:non-whitespace-character-count="146"/>
  </office:meta>
</office:document-meta>
</file>